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1"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2"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3"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4"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49"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0" style:family="paragraph" style:parent-style-name="Text_20_body" style:list-style-name="L2">
      <style:paragraph-properties fo:margin-top="0in" fo:margin-bottom="0in" style:contextual-spacing="false" fo:line-height="115%" fo:text-align="justify" style:justify-single-word="false"/>
    </style:style>
    <style:style style:name="P15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5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5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5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55"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49">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50"><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55"><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2">[65]</text:p>
      <text:p text:style-name="P142"><text:a xlink:type="simple" xlink:href="https://github.com/bitnami/charts/issues/18892" text:style-name="Internet_20_link" text:visited-style-name="Visited_20_Internet_20_Link">https://github.com/bitnami/charts/issues/18892</text:a></text:p>
      <text:p text:style-name="P142"/>
      <text:p text:style-name="P143">[66]</text:p>
      <text:p text:style-name="P143"><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3"/>
      <text:p text:style-name="P144">[67] bitnami docs</text:p>
      <text:p text:style-name="P144"><text:a xlink:type="simple" xlink:href="https://docs.bitnami.com/general/apps/wordpress/" text:style-name="Internet_20_link" text:visited-style-name="Visited_20_Internet_20_Link">https://docs.bitnami.com/general/apps/wordpress/</text:a></text:p>
      <text:p text:style-name="P144"/>
      <text:p text:style-name="P145">[68] non root containers</text:p>
      <text:p text:style-name="P145"><text:a xlink:type="simple" xlink:href="https://docs.bitnami.com/kubernetes/faq/configuration/use-non-root/" text:style-name="Internet_20_link" text:visited-style-name="Visited_20_Internet_20_Link">https://docs.bitnami.com/kubernetes/faq/configuration/use-non-root/</text:a></text:p>
      <text:p text:style-name="P145"/>
      <text:p text:style-name="P146">[69]</text:p>
      <text:p text:style-name="P146"><text:a xlink:type="simple" xlink:href="https://stackoverflow.com/questions/42329261/running-nginx-as-non-root-user" text:style-name="Internet_20_link" text:visited-style-name="Visited_20_Internet_20_Link">https://stackoverflow.com/questions/42329261/running-nginx-as-non-root-user</text:a></text:p>
      <text:p text:style-name="P146"/>
      <text:p text:style-name="P147"><text:soft-page-break/>[70]</text:p>
      <text:p text:style-name="P147"><text:a xlink:type="simple" xlink:href="https://docs.bitnami.com/general/how-to/install-wordpress-nginx/" text:style-name="Internet_20_link" text:visited-style-name="Visited_20_Internet_20_Link">https://docs.bitnami.com/general/how-to/install-wordpress-nginx/</text:a></text:p>
      <text:p text:style-name="P147"/>
      <text:p text:style-name="P148">[71] use fail2ban to block excessive logins:</text:p>
      <text:p text:style-name="P148"><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48"><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48"/>
      <text:p text:style-name="P148"/>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4:53:16.843177247</dc:date>
    <meta:editing-duration>P1DT11H32M26S</meta:editing-duration>
    <meta:editing-cycles>148</meta:editing-cycles>
    <meta:generator>LibreOffice/7.4.7.2$Linux_X86_64 LibreOffice_project/40$Build-2</meta:generator>
    <meta:document-statistic meta:table-count="0" meta:image-count="7" meta:object-count="0" meta:page-count="27" meta:paragraph-count="402" meta:word-count="2331" meta:character-count="22063" meta:non-whitespace-character-count="20060"/>
  </office:meta>
</office:document-meta>
</file>